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2.92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576cm" fo:min-width="3.0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12.38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9.011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6.81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2" fo:font-size="9pt" fo:font-style="normal" fo:text-shadow="none" style:text-underline-style="none" fo:font-weight="normal" style:letter-kerning="true" fo:background-color="transparent" style:font-name-asian="Noto Sans Mono CJK JP Regular2" style:font-size-asian="9pt" style:language-asian="ja" style:country-asian="JP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71cm" svg:y1="4.175cm" svg:x2="13.7cm" svg:y2="4.175cm">
          <text:p/>
        </draw:line>
        <draw:custom-shape draw:style-name="gr2" draw:text-style-name="P2" draw:layer="layout" svg:width="2.032cm" svg:height="1.016cm" svg:x="8.239cm" svg:y="3.667cm">
          <text:p text:style-name="P2">Delay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4.175cm" svg:x2="8.239cm" svg:y2="4.175cm">
          <text:p/>
        </draw:line>
        <draw:g xml:id="id2" draw:id="id2">
          <draw:custom-shape draw:style-name="gr3" draw:text-style-name="P3" draw:layer="layout" svg:width="0.762cm" svg:height="0.762cm" svg:x="5.064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4.175cm" svg:x2="5.699cm" svg:y2="4.175cm">
            <text:p/>
          </draw:line>
          <draw:line draw:style-name="gr4" draw:text-style-name="P1" draw:layer="layout" svg:x1="5.445cm" svg:y1="3.921cm" svg:x2="5.445cm" svg:y2="4.429cm">
            <text:p/>
          </draw:line>
        </draw:g>
        <draw:g xml:id="id4" draw:id="id4">
          <draw:custom-shape draw:style-name="gr3" draw:text-style-name="P3" draw:layer="layout" svg:width="0.762cm" svg:height="0.762cm" svg:x="11.795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922cm" svg:y1="4.175cm" svg:x2="12.43cm" svg:y2="4.175cm">
            <text:p/>
          </draw:line>
          <draw:line draw:style-name="gr4" draw:text-style-name="P1" draw:layer="layout" svg:x1="12.176cm" svg:y1="3.921cm" svg:x2="12.176cm" svg:y2="4.429cm">
            <text:p/>
          </draw:line>
        </draw:g>
        <draw:custom-shape draw:style-name="gr5" draw:text-style-name="P4" xml:id="id3" draw:id="id3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254cm" svg:height="0.254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.375cm" svg:x1="11.033cm" svg:y1="4.302cm" svg:x2="5.445cm" svg:y2="4.556cm" draw:start-shape="id1" draw:start-glue-point="8" draw:end-shape="id2" draw:end-glue-point="2" svg:d="M11033 4302v1143h-5588v-889" svg:viewBox="0 0 5589 1144">
          <text:p/>
        </draw:connector>
        <draw:connector draw:style-name="gr1" draw:text-style-name="P1" draw:layer="layout" draw:line-skew="-0.503cm" svg:x1="6.715cm" svg:y1="4.048cm" svg:x2="12.176cm" svg:y2="3.794cm" draw:start-shape="id3" draw:start-glue-point="4" draw:end-shape="id4" draw:end-glue-point="0" svg:d="M6715 4048v-1270h5461v1016" svg:viewBox="0 0 5462 1271">
          <text:p/>
        </draw:connector>
        <draw:frame draw:style-name="gr6" draw:text-style-name="P5" draw:layer="layout" svg:width="1.56cm" svg:height="0.878cm" svg:x="2.651cm" svg:y="3.794cm">
          <draw:text-box>
            <text:p>Input</text:p>
          </draw:text-box>
        </draw:frame>
        <draw:frame draw:style-name="gr6" draw:text-style-name="P5" draw:layer="layout" svg:width="1.772cm" svg:height="0.878cm" svg:x="17.516cm" svg:y="3.794cm">
          <draw:text-box>
            <text:p>Output</text:p>
          </draw:text-box>
        </draw:frame>
        <draw:frame draw:style-name="gr6" draw:text-style-name="P7" draw:layer="layout" svg:width="4.947cm" svg:height="0.878cm" svg:x="2.27cm" svg:y="1.138cm">
          <draw:text-box>
            <text:p text:style-name="P6"><text:span text:style-name="T1">All-pass Section (AP)</text:span></text:p>
          </draw:text-box>
        </draw:frame>
        <draw:g xml:id="id7" draw:id="id7">
          <draw:custom-shape draw:style-name="gr3" draw:text-style-name="P3" draw:layer="layout" svg:width="0.762cm" svg:height="0.762cm" svg:x="5.06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9.255cm" svg:x2="5.699cm" svg:y2="9.255cm">
            <text:p/>
          </draw:line>
          <draw:line draw:style-name="gr4" draw:text-style-name="P1" draw:layer="layout" svg:x1="5.445cm" svg:y1="9.001cm" svg:x2="5.445cm" svg:y2="9.509cm">
            <text:p/>
          </draw:line>
        </draw:g>
        <draw:g xml:id="id9" draw:id="id9">
          <draw:custom-shape draw:style-name="gr3" draw:text-style-name="P3" draw:layer="layout" svg:width="0.762cm" svg:height="0.762cm" svg:x="5.06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191cm" svg:y1="13.065cm" svg:x2="5.699cm" svg:y2="13.065cm">
            <text:p/>
          </draw:line>
          <draw:line draw:style-name="gr4" draw:text-style-name="P1" draw:layer="layout" svg:x1="5.445cm" svg:y1="12.811cm" svg:x2="5.445cm" svg:y2="13.319cm">
            <text:p/>
          </draw:line>
        </draw:g>
        <draw:custom-shape draw:style-name="gr7" draw:text-style-name="P3" draw:layer="layout" svg:width="0.762cm" svg:height="0.762cm" draw:transform="rotate (1.5707963267949) translate (7.858cm 5.8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draw:transform="rotate (-1.5707963267949) translate (9.89cm 2.3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2.102cm" svg:height="0.772cm" svg:x="8.239cm" svg:y="1.625cm">
          <draw:text-box>
            <text:p><text:span text:style-name="T2">InnerFeed</text:span></text:p>
          </draw:text-box>
        </draw:frame>
        <draw:frame draw:style-name="gr6" draw:text-style-name="P8" draw:layer="layout" svg:width="2.28cm" svg:height="0.772cm" svg:x="7.28cm" svg:y="5.816cm">
          <draw:text-box>
            <text:p><text:span text:style-name="T2">-InnerFeed</text:span></text:p>
          </draw:text-box>
        </draw:frame>
        <draw:line draw:style-name="gr1" draw:text-style-name="P1" draw:layer="layout" svg:x1="3.54cm" svg:y1="9.255cm" svg:x2="5.064cm" svg:y2="9.255cm">
          <text:p/>
        </draw:line>
        <draw:line draw:style-name="gr1" draw:text-style-name="P1" draw:layer="layout" svg:x1="5.064cm" svg:y1="13.065cm" svg:x2="3.54cm" svg:y2="13.065cm">
          <text:p/>
        </draw:line>
        <draw:custom-shape draw:style-name="gr8" draw:text-style-name="P2" xml:id="id5" draw:id="id5" draw:layer="layout" svg:width="1.27cm" svg:height="1.016cm" svg:x="8.62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254cm" svg:height="0.254cm" svg:x="7.2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254cm" svg:height="0.254cm" svg:x="7.22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8.62cm" svg:y1="13.065cm" svg:x2="7.477cm" svg:y2="13.065cm" draw:start-shape="id5" draw:start-glue-point="3" draw:end-shape="id6" draw:end-glue-point="10" svg:d="M8620 13065h-1143" svg:viewBox="0 0 1144 1">
          <text:p/>
        </draw:connector>
        <draw:connector draw:style-name="gr9" draw:text-style-name="P3" draw:layer="layout" svg:x1="5.826cm" svg:y1="9.255cm" svg:x2="7.223cm" svg:y2="9.255cm" draw:start-shape="id7" draw:start-glue-point="1" draw:end-shape="id8" draw:end-glue-point="6" svg:d="M5826 9255h1397" svg:viewBox="0 0 1398 1">
          <text:p/>
        </draw:connector>
        <draw:connector draw:style-name="gr1" draw:text-style-name="P1" draw:layer="layout" svg:x1="7.223cm" svg:y1="13.065cm" svg:x2="5.826cm" svg:y2="13.065cm" draw:start-shape="id6" draw:start-glue-point="6" draw:end-shape="id9" draw:end-glue-point="1" svg:d="M7223 13065h-1397" svg:viewBox="0 0 1398 1">
          <text:p/>
        </draw:connector>
        <draw:connector draw:style-name="gr1" draw:text-style-name="P1" draw:layer="layout" draw:type="line" svg:x1="7.35cm" svg:y1="12.938cm" svg:x2="5.445cm" svg:y2="9.636cm" draw:start-shape="id6" draw:start-glue-point="4" draw:end-shape="id7" draw:end-glue-point="2" svg:d="M7350 12938l-1905-3302" svg:viewBox="0 0 1906 3303">
          <text:p/>
        </draw:connector>
        <draw:connector draw:style-name="gr1" draw:text-style-name="P1" draw:layer="layout" draw:type="line" svg:x1="7.35cm" svg:y1="9.382cm" svg:x2="5.445cm" svg:y2="12.684cm" draw:start-shape="id8" draw:start-glue-point="8" draw:end-shape="id9" draw:end-glue-point="0" svg:d="M7350 9382l-1905 3302" svg:viewBox="0 0 1906 3303">
          <text:p/>
        </draw:connector>
        <draw:custom-shape draw:style-name="gr7" draw:text-style-name="P3" draw:layer="layout" svg:width="0.762cm" svg:height="0.762cm" draw:transform="rotate (0.523598775598299) translate (6.23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draw:transform="rotate (2.61799387799149) translate (7.02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2.458cm" svg:height="0.772cm" svg:x="7.223cm" svg:y="11.531cm">
          <draw:text-box>
            <text:p><text:span text:style-name="T2">-OuterFeed0</text:span></text:p>
          </draw:text-box>
        </draw:frame>
        <draw:frame draw:style-name="gr6" draw:text-style-name="P8" draw:layer="layout" svg:width="2.28cm" svg:height="0.772cm" svg:x="7.407cm" svg:y="9.753cm">
          <draw:text-box>
            <text:p><text:span text:style-name="T2">OuterFeed0</text:span></text:p>
          </draw:text-box>
        </draw:frame>
        <draw:g xml:id="id12" draw:id="id12">
          <draw:custom-shape draw:style-name="gr3" draw:text-style-name="P3" draw:layer="layout" svg:width="0.762cm" svg:height="0.762cm" svg:x="11.41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9.255cm" svg:x2="12.049cm" svg:y2="9.255cm">
            <text:p/>
          </draw:line>
          <draw:line draw:style-name="gr4" draw:text-style-name="P1" draw:layer="layout" svg:x1="11.795cm" svg:y1="9.001cm" svg:x2="11.795cm" svg:y2="9.509cm">
            <text:p/>
          </draw:line>
        </draw:g>
        <draw:g xml:id="id14" draw:id="id14">
          <draw:custom-shape draw:style-name="gr3" draw:text-style-name="P3" draw:layer="layout" svg:width="0.762cm" svg:height="0.762cm" svg:x="11.41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.541cm" svg:y1="13.065cm" svg:x2="12.049cm" svg:y2="13.065cm">
            <text:p/>
          </draw:line>
          <draw:line draw:style-name="gr4" draw:text-style-name="P1" draw:layer="layout" svg:x1="11.795cm" svg:y1="12.811cm" svg:x2="11.795cm" svg:y2="13.319cm">
            <text:p/>
          </draw:line>
        </draw:g>
        <draw:line draw:style-name="gr1" draw:text-style-name="P1" draw:layer="layout" svg:x1="7.477cm" svg:y1="9.255cm" svg:x2="11.414cm" svg:y2="9.255cm">
          <text:p/>
        </draw:line>
        <draw:line draw:style-name="gr1" draw:text-style-name="P1" draw:layer="layout" svg:x1="11.414cm" svg:y1="13.065cm" svg:x2="9.89cm" svg:y2="13.065cm">
          <text:p/>
        </draw:line>
        <draw:custom-shape draw:style-name="gr8" draw:text-style-name="P2" xml:id="id10" draw:id="id10" draw:layer="layout" svg:width="1.27cm" svg:height="1.016cm" svg:x="14.97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0.254cm" svg:height="0.254cm" svg:x="13.57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254cm" svg:height="0.254cm" svg:x="13.57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4.97cm" svg:y1="13.065cm" svg:x2="13.827cm" svg:y2="13.065cm" draw:start-shape="id10" draw:start-glue-point="3" draw:end-shape="id11" draw:end-glue-point="10" svg:d="M14970 13065h-1143" svg:viewBox="0 0 1144 1">
          <text:p/>
        </draw:connector>
        <draw:connector draw:style-name="gr9" draw:text-style-name="P3" draw:layer="layout" svg:x1="12.176cm" svg:y1="9.255cm" svg:x2="13.573cm" svg:y2="9.255cm" draw:start-shape="id12" draw:start-glue-point="1" draw:end-shape="id13" draw:end-glue-point="6" svg:d="M12176 9255h1397" svg:viewBox="0 0 1398 1">
          <text:p/>
        </draw:connector>
        <draw:connector draw:style-name="gr1" draw:text-style-name="P1" draw:layer="layout" svg:x1="13.573cm" svg:y1="13.065cm" svg:x2="12.176cm" svg:y2="13.065cm" draw:start-shape="id11" draw:start-glue-point="6" draw:end-shape="id14" draw:end-glue-point="1" svg:d="M13573 13065h-1397" svg:viewBox="0 0 1398 1">
          <text:p/>
        </draw:connector>
        <draw:connector draw:style-name="gr1" draw:text-style-name="P1" draw:layer="layout" draw:type="line" svg:x1="13.7cm" svg:y1="12.938cm" svg:x2="11.795cm" svg:y2="9.636cm" draw:start-shape="id11" draw:start-glue-point="4" draw:end-shape="id12" draw:end-glue-point="2" svg:d="M13700 12938l-1905-3302" svg:viewBox="0 0 1906 3303">
          <text:p/>
        </draw:connector>
        <draw:connector draw:style-name="gr1" draw:text-style-name="P1" draw:layer="layout" draw:type="line" svg:x1="13.7cm" svg:y1="9.382cm" svg:x2="11.795cm" svg:y2="12.684cm" draw:start-shape="id13" draw:start-glue-point="8" draw:end-shape="id14" draw:end-glue-point="0" svg:d="M13700 9382l-1905 3302" svg:viewBox="0 0 1906 3303">
          <text:p/>
        </draw:connector>
        <draw:custom-shape draw:style-name="gr7" draw:text-style-name="P3" draw:layer="layout" svg:width="0.762cm" svg:height="0.762cm" draw:transform="rotate (0.523598775598299) translate (12.58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draw:transform="rotate (2.61799387799149) translate (13.37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2.458cm" svg:height="0.772cm" svg:x="13.573cm" svg:y="11.531cm">
          <draw:text-box>
            <text:p><text:span text:style-name="T2">-OuterFeed1</text:span></text:p>
          </draw:text-box>
        </draw:frame>
        <draw:frame draw:style-name="gr6" draw:text-style-name="P8" draw:layer="layout" svg:width="2.28cm" svg:height="0.772cm" svg:x="13.757cm" svg:y="9.753cm">
          <draw:text-box>
            <text:p><text:span text:style-name="T2">OuterFeed1</text:span></text:p>
          </draw:text-box>
        </draw:frame>
        <draw:line draw:style-name="gr4" draw:text-style-name="P1" draw:layer="layout" svg:x1="13.827cm" svg:y1="9.255cm" svg:x2="17.51cm" svg:y2="9.255cm">
          <text:p/>
        </draw:line>
        <draw:line draw:style-name="gr1" draw:text-style-name="P1" draw:layer="layout" svg:x1="17.51cm" svg:y1="13.065cm" svg:x2="16.24cm" svg:y2="13.065cm">
          <text:p/>
        </draw:line>
        <draw:frame draw:style-name="gr6" draw:text-style-name="P5" draw:layer="layout" svg:width="1.137cm" svg:height="0.878cm" svg:x="18.151cm" svg:y="12.441cm">
          <draw:text-box>
            <text:p>...</text:p>
          </draw:text-box>
        </draw:frame>
        <draw:g xml:id="id17" draw:id="id17">
          <draw:custom-shape draw:style-name="gr3" draw:text-style-name="P3" draw:layer="layout" svg:width="0.762cm" svg:height="0.762cm" svg:x="27.92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8.051cm" svg:y1="9.255cm" svg:x2="28.559cm" svg:y2="9.255cm">
            <text:p/>
          </draw:line>
          <draw:line draw:style-name="gr4" draw:text-style-name="P1" draw:layer="layout" svg:x1="28.305cm" svg:y1="9.001cm" svg:x2="28.305cm" svg:y2="9.509cm">
            <text:p/>
          </draw:line>
        </draw:g>
        <draw:g xml:id="id19" draw:id="id19">
          <draw:custom-shape draw:style-name="gr3" draw:text-style-name="P3" draw:layer="layout" svg:width="0.762cm" svg:height="0.762cm" svg:x="27.92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8.051cm" svg:y1="13.065cm" svg:x2="28.559cm" svg:y2="13.065cm">
            <text:p/>
          </draw:line>
          <draw:line draw:style-name="gr4" draw:text-style-name="P1" draw:layer="layout" svg:x1="28.305cm" svg:y1="12.811cm" svg:x2="28.305cm" svg:y2="13.319cm">
            <text:p/>
          </draw:line>
        </draw:g>
        <draw:line draw:style-name="gr1" draw:text-style-name="P1" draw:layer="layout" svg:x1="20.05cm" svg:y1="9.255cm" svg:x2="21.574cm" svg:y2="9.255cm">
          <text:p/>
        </draw:line>
        <draw:line draw:style-name="gr1" draw:text-style-name="P1" draw:layer="layout" svg:x1="27.924cm" svg:y1="13.065cm" svg:x2="26.4cm" svg:y2="13.065cm">
          <text:p/>
        </draw:line>
        <draw:custom-shape draw:style-name="gr8" draw:text-style-name="P2" xml:id="id15" draw:id="id15" draw:layer="layout" svg:width="1.27cm" svg:height="1.016cm" svg:x="31.48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0.254cm" svg:height="0.254cm" svg:x="30.08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0.254cm" svg:height="0.254cm" svg:x="30.08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31.48cm" svg:y1="13.065cm" svg:x2="30.337cm" svg:y2="13.065cm" draw:start-shape="id15" draw:start-glue-point="3" draw:end-shape="id16" draw:end-glue-point="10" svg:d="M31480 13065h-1143" svg:viewBox="0 0 1144 1">
          <text:p/>
        </draw:connector>
        <draw:connector draw:style-name="gr9" draw:text-style-name="P3" draw:layer="layout" svg:x1="28.686cm" svg:y1="9.255cm" svg:x2="30.083cm" svg:y2="9.255cm" draw:start-shape="id17" draw:start-glue-point="1" draw:end-shape="id18" draw:end-glue-point="6" svg:d="M28686 9255h1397" svg:viewBox="0 0 1398 1">
          <text:p/>
        </draw:connector>
        <draw:connector draw:style-name="gr1" draw:text-style-name="P1" draw:layer="layout" svg:x1="30.083cm" svg:y1="13.065cm" svg:x2="28.686cm" svg:y2="13.065cm" draw:start-shape="id16" draw:start-glue-point="6" draw:end-shape="id19" draw:end-glue-point="1" svg:d="M30083 13065h-1397" svg:viewBox="0 0 1398 1">
          <text:p/>
        </draw:connector>
        <draw:connector draw:style-name="gr1" draw:text-style-name="P1" draw:layer="layout" draw:type="line" svg:x1="30.21cm" svg:y1="12.938cm" svg:x2="28.305cm" svg:y2="9.636cm" draw:start-shape="id16" draw:start-glue-point="4" draw:end-shape="id17" draw:end-glue-point="2" svg:d="M30210 12938l-1905-3302" svg:viewBox="0 0 1906 3303">
          <text:p/>
        </draw:connector>
        <draw:connector draw:style-name="gr1" draw:text-style-name="P1" draw:layer="layout" draw:type="line" svg:x1="30.21cm" svg:y1="9.382cm" svg:x2="28.305cm" svg:y2="12.684cm" draw:start-shape="id18" draw:start-glue-point="8" draw:end-shape="id19" draw:end-glue-point="0" svg:d="M30210 9382l-1905 3302" svg:viewBox="0 0 1906 3303">
          <text:p/>
        </draw:connector>
        <draw:custom-shape draw:style-name="gr7" draw:text-style-name="P3" draw:layer="layout" svg:width="0.762cm" svg:height="0.762cm" draw:transform="rotate (0.523598775598299) translate (29.09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draw:transform="rotate (2.61799387799149) translate (29.88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2.636cm" svg:height="0.772cm" svg:x="30.083cm" svg:y="11.531cm">
          <draw:text-box>
            <text:p><text:span text:style-name="T2">-OuterFeed15</text:span></text:p>
          </draw:text-box>
        </draw:frame>
        <draw:frame draw:style-name="gr6" draw:text-style-name="P8" draw:layer="layout" svg:width="2.458cm" svg:height="0.772cm" svg:x="30.267cm" svg:y="9.753cm">
          <draw:text-box>
            <text:p><text:span text:style-name="T2">OuterFeed15</text:span></text:p>
          </draw:text-box>
        </draw:frame>
        <draw:line draw:style-name="gr10" draw:text-style-name="P1" draw:layer="layout" svg:x1="30.337cm" svg:y1="9.255cm" svg:x2="34.02cm" svg:y2="9.255cm">
          <text:p/>
        </draw:line>
        <draw:line draw:style-name="gr1" draw:text-style-name="P1" draw:layer="layout" svg:x1="34.02cm" svg:y1="13.065cm" svg:x2="32.75cm" svg:y2="13.065cm">
          <text:p/>
        </draw:line>
        <draw:line draw:style-name="gr4" draw:text-style-name="P1" draw:layer="layout" svg:x1="34.02cm" svg:y1="9.255cm" svg:x2="34.02cm" svg:y2="13.065cm">
          <text:p/>
        </draw:line>
        <draw:frame draw:style-name="gr6" draw:text-style-name="P8" draw:layer="layout" svg:width="2.28cm" svg:height="0.772cm" svg:x="7.28cm" svg:y="5.816cm">
          <draw:text-box>
            <text:p><text:span text:style-name="T2">-InnerFeed</text:span></text:p>
          </draw:text-box>
        </draw:frame>
        <draw:custom-shape draw:style-name="gr2" draw:text-style-name="P2" draw:layer="layout" svg:width="2.032cm" svg:height="1.016cm" svg:x="13.7cm" svg:y="3.667cm">
          <text:p text:style-name="P2">Lowpas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732cm" svg:y1="4.175cm" svg:x2="17.51cm" svg:y2="4.175cm">
          <text:p/>
        </draw:line>
        <draw:frame draw:style-name="gr6" draw:text-style-name="P7" draw:layer="layout" svg:width="5.794cm" svg:height="0.878cm" svg:x="2.27cm" svg:y="7.488cm">
          <draw:text-box>
            <text:p text:style-name="P6"><text:span text:style-name="T1">Lattice Section (Lattice)</text:span></text:p>
          </draw:text-box>
        </draw:frame>
        <draw:custom-shape draw:style-name="gr8" draw:text-style-name="P2" xml:id="id20" draw:id="id20" draw:layer="layout" svg:width="1.27cm" svg:height="1.016cm" svg:x="3.54cm" svg:y="16.367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032cm" svg:height="1.016cm" svg:x="6.08cm" svg:y="16.367cm">
          <text:p text:style-name="P2">Low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.81cm" svg:y1="16.875cm" svg:x2="6.08cm" svg:y2="16.875cm" draw:start-shape="id20" draw:start-glue-point="1" draw:end-shape="id21" draw:end-glue-point="3" svg:d="M4810 16875h1270" svg:viewBox="0 0 1271 1">
          <text:p/>
        </draw:connector>
        <draw:custom-shape draw:style-name="gr5" draw:text-style-name="P4" draw:layer="layout" svg:width="0.254cm" svg:height="0.254cm" svg:x="9.12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4cm" svg:height="0.254cm" svg:x="15.47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112cm" svg:y1="16.875cm" svg:x2="17.51cm" svg:y2="16.875cm">
          <text:p/>
        </draw:line>
        <draw:line draw:style-name="gr1" draw:text-style-name="P1" draw:layer="layout" svg:x1="9.255cm" svg:y1="16.748cm" svg:x2="9.255cm" svg:y2="13.573cm">
          <text:p/>
        </draw:line>
        <draw:line draw:style-name="gr1" draw:text-style-name="P1" draw:layer="layout" svg:x1="15.605cm" svg:y1="16.748cm" svg:x2="15.605cm" svg:y2="13.573cm">
          <text:p/>
        </draw:line>
        <draw:frame draw:style-name="gr6" draw:text-style-name="P8" draw:layer="layout" svg:width="2.813cm" svg:height="0.772cm" svg:x="9.363cm" svg:y="15.986cm">
          <draw:text-box>
            <text:p text:style-name="P9"><text:span text:style-name="T2">To delay time</text:span></text:p>
          </draw:text-box>
        </draw:frame>
        <draw:frame draw:style-name="gr6" draw:text-style-name="P5" draw:layer="layout" svg:width="1.137cm" svg:height="0.878cm" svg:x="18.151cm" svg:y="8.874cm">
          <draw:text-box>
            <text:p>...</text:p>
          </draw:text-box>
        </draw:frame>
        <draw:frame draw:style-name="gr6" draw:text-style-name="P5" draw:layer="layout" svg:width="1.137cm" svg:height="0.878cm" svg:x="18.145cm" svg:y="16.367cm">
          <draw:text-box>
            <text:p>...</text:p>
          </draw:text-box>
        </draw:frame>
        <draw:line draw:style-name="gr4" draw:text-style-name="P1" draw:layer="layout" svg:x1="20.05cm" svg:y1="16.875cm" svg:x2="32.115cm" svg:y2="16.875cm">
          <text:p/>
        </draw:line>
        <draw:line draw:style-name="gr1" draw:text-style-name="P1" draw:layer="layout" svg:x1="32.115cm" svg:y1="16.875cm" svg:x2="32.115cm" svg:y2="13.573cm">
          <text:p/>
        </draw:line>
        <draw:frame draw:style-name="gr6" draw:text-style-name="P5" draw:layer="layout" svg:width="1.56cm" svg:height="0.878cm" svg:x="1.98cm" svg:y="8.747cm">
          <draw:text-box>
            <text:p>Input</text:p>
          </draw:text-box>
        </draw:frame>
        <draw:frame draw:style-name="gr6" draw:text-style-name="P5" draw:layer="layout" svg:width="1.772cm" svg:height="0.878cm" svg:x="1.768cm" svg:y="12.684cm">
          <draw:text-box>
            <text:p>Output</text:p>
          </draw:text-box>
        </draw:frame>
        <draw:frame draw:style-name="gr6" draw:text-style-name="P7" draw:layer="layout" svg:width="3.254cm" svg:height="0.878cm" svg:x="2.27cm" svg:y="18.907cm">
          <draw:text-box>
            <text:p text:style-name="P6"><text:span text:style-name="T1">LatticeReverb</text:span></text:p>
          </draw:text-box>
        </draw:frame>
        <draw:line draw:style-name="gr1" draw:text-style-name="P1" draw:layer="layout" svg:x1="4.81cm" svg:y1="20.685cm" svg:x2="6.334cm" svg:y2="20.685cm">
          <text:p/>
        </draw:line>
        <draw:line draw:style-name="gr1" draw:text-style-name="P1" draw:layer="layout" svg:x1="5.445cm" svg:y1="14.97cm" svg:x2="5.445cm" svg:y2="13.446cm">
          <text:p/>
        </draw:line>
        <draw:frame draw:style-name="gr6" draw:text-style-name="P5" draw:layer="layout" svg:width="2.195cm" svg:height="0.878cm" svg:x="1.345cm" svg:y="14.6cm">
          <draw:text-box>
            <text:p>Cross In</text:p>
          </draw:text-box>
        </draw:frame>
        <draw:line draw:style-name="gr4" draw:text-style-name="P1" draw:layer="layout" svg:x1="3.54cm" svg:y1="14.97cm" svg:x2="17.51cm" svg:y2="14.97cm">
          <text:p/>
        </draw:line>
        <draw:custom-shape draw:style-name="gr5" draw:text-style-name="P4" draw:layer="layout" svg:width="0.254cm" svg:height="0.254cm" svg:x="5.31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custom-shape draw:style-name="gr3" draw:text-style-name="P3" draw:layer="layout" svg:width="0.762cm" svg:height="0.762cm" svg:x="21.57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1.701cm" svg:y1="9.255cm" svg:x2="22.209cm" svg:y2="9.255cm">
            <text:p/>
          </draw:line>
          <draw:line draw:style-name="gr4" draw:text-style-name="P1" draw:layer="layout" svg:x1="21.955cm" svg:y1="9.001cm" svg:x2="21.955cm" svg:y2="9.509cm">
            <text:p/>
          </draw:line>
        </draw:g>
        <draw:g xml:id="id26" draw:id="id26">
          <draw:custom-shape draw:style-name="gr3" draw:text-style-name="P3" draw:layer="layout" svg:width="0.762cm" svg:height="0.762cm" svg:x="21.574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1.701cm" svg:y1="13.065cm" svg:x2="22.209cm" svg:y2="13.065cm">
            <text:p/>
          </draw:line>
          <draw:line draw:style-name="gr4" draw:text-style-name="P1" draw:layer="layout" svg:x1="21.955cm" svg:y1="12.811cm" svg:x2="21.955cm" svg:y2="13.319cm">
            <text:p/>
          </draw:line>
        </draw:g>
        <draw:custom-shape draw:style-name="gr8" draw:text-style-name="P2" xml:id="id22" draw:id="id22" draw:layer="layout" svg:width="1.27cm" svg:height="1.016cm" svg:x="25.13cm" svg:y="12.557cm">
          <text:p text:style-name="P2">AP</text:p>
          <draw:enhanced-geometry svg:viewBox="0 0 21600 21600" draw:type="rectangle" draw:enhanced-path="M 0 0 L 21600 0 21600 21600 0 21600 0 0 Z N"/>
        </draw:custom-shape>
        <draw:custom-shape draw:style-name="gr5" draw:text-style-name="P4" xml:id="id25" draw:id="id25" draw:layer="layout" svg:width="0.254cm" svg:height="0.254cm" svg:x="23.73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0.254cm" svg:height="0.254cm" svg:x="23.73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25.13cm" svg:y1="13.065cm" svg:x2="23.987cm" svg:y2="13.065cm" draw:start-shape="id22" draw:start-glue-point="3" draw:end-shape="id23" draw:end-glue-point="10" svg:d="M25130 13065h-1143" svg:viewBox="0 0 1144 1">
          <text:p/>
        </draw:connector>
        <draw:connector draw:style-name="gr9" draw:text-style-name="P3" draw:layer="layout" svg:x1="22.336cm" svg:y1="9.255cm" svg:x2="23.733cm" svg:y2="9.255cm" draw:start-shape="id24" draw:start-glue-point="1" draw:end-shape="id25" draw:end-glue-point="6" svg:d="M22336 9255h1397" svg:viewBox="0 0 1398 1">
          <text:p/>
        </draw:connector>
        <draw:connector draw:style-name="gr1" draw:text-style-name="P1" draw:layer="layout" svg:x1="23.733cm" svg:y1="13.065cm" svg:x2="22.336cm" svg:y2="13.065cm" draw:start-shape="id23" draw:start-glue-point="6" draw:end-shape="id26" draw:end-glue-point="1" svg:d="M23733 13065h-1397" svg:viewBox="0 0 1398 1">
          <text:p/>
        </draw:connector>
        <draw:connector draw:style-name="gr1" draw:text-style-name="P1" draw:layer="layout" draw:type="line" svg:x1="23.86cm" svg:y1="12.938cm" svg:x2="21.955cm" svg:y2="9.636cm" draw:start-shape="id23" draw:start-glue-point="4" draw:end-shape="id24" draw:end-glue-point="2" svg:d="M23860 12938l-1905-3302" svg:viewBox="0 0 1906 3303">
          <text:p/>
        </draw:connector>
        <draw:connector draw:style-name="gr1" draw:text-style-name="P1" draw:layer="layout" draw:type="line" svg:x1="23.86cm" svg:y1="9.382cm" svg:x2="21.955cm" svg:y2="12.684cm" draw:start-shape="id25" draw:start-glue-point="8" draw:end-shape="id26" draw:end-glue-point="0" svg:d="M23860 9382l-1905 3302" svg:viewBox="0 0 1906 3303">
          <text:p/>
        </draw:connector>
        <draw:custom-shape draw:style-name="gr7" draw:text-style-name="P3" draw:layer="layout" svg:width="0.762cm" svg:height="0.762cm" draw:transform="rotate (0.523598775598299) translate (22.745cm 11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draw:transform="rotate (2.61799387799149) translate (23.532cm 10.7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2.636cm" svg:height="0.772cm" svg:x="23.733cm" svg:y="11.531cm">
          <draw:text-box>
            <text:p><text:span text:style-name="T2">-OuterFeed14</text:span></text:p>
          </draw:text-box>
        </draw:frame>
        <draw:frame draw:style-name="gr6" draw:text-style-name="P8" draw:layer="layout" svg:width="2.458cm" svg:height="0.772cm" svg:x="23.917cm" svg:y="9.753cm">
          <draw:text-box>
            <text:p><text:span text:style-name="T2">OuterFeed14</text:span></text:p>
          </draw:text-box>
        </draw:frame>
        <draw:line draw:style-name="gr11" draw:text-style-name="P1" draw:layer="layout" svg:x1="23.987cm" svg:y1="9.255cm" svg:x2="27.924cm" svg:y2="9.255cm">
          <text:p/>
        </draw:line>
        <draw:line draw:style-name="gr1" draw:text-style-name="P1" draw:layer="layout" svg:x1="21.574cm" svg:y1="13.065cm" svg:x2="20.05cm" svg:y2="13.065cm">
          <text:p/>
        </draw:line>
        <draw:line draw:style-name="gr1" draw:text-style-name="P1" draw:layer="layout" svg:x1="21.955cm" svg:y1="14.97cm" svg:x2="21.955cm" svg:y2="13.446cm">
          <text:p/>
        </draw:line>
        <draw:frame draw:style-name="gr6" draw:text-style-name="P5" draw:layer="layout" svg:width="1.137cm" svg:height="0.878cm" svg:x="18.145cm" svg:y="14.473cm">
          <draw:text-box>
            <text:p>...</text:p>
          </draw:text-box>
        </draw:frame>
        <draw:line draw:style-name="gr4" draw:text-style-name="P1" draw:layer="layout" svg:x1="20.05cm" svg:y1="14.97cm" svg:x2="21.955cm" svg:y2="14.97cm">
          <text:p/>
        </draw:line>
        <draw:custom-shape draw:style-name="gr5" draw:text-style-name="P4" draw:layer="layout" svg:width="0.254cm" svg:height="0.254cm" svg:x="25.638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765cm" svg:y1="16.748cm" svg:x2="25.765cm" svg:y2="13.573cm">
          <text:p/>
        </draw:line>
        <draw:frame draw:style-name="gr6" draw:text-style-name="P5" draw:layer="layout" svg:width="2.619cm" svg:height="0.878cm" svg:x="2.07cm" svg:y="20.188cm">
          <draw:text-box>
            <text:p>Input Left</text:p>
          </draw:text-box>
        </draw:frame>
        <draw:custom-shape draw:style-name="gr12" draw:text-style-name="P2" draw:layer="layout" svg:width="3.429cm" svg:height="1.016cm" svg:x="6.334cm" svg:y="20.177cm">
          <text:p text:style-name="P2">Lattic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20.685cm" svg:x2="11.287cm" svg:y2="20.685cm">
          <text:p/>
        </draw:line>
        <draw:custom-shape draw:style-name="gr13" draw:text-style-name="P3" draw:layer="layout" svg:width="3.556cm" svg:height="4.826cm" svg:x="11.287cm" svg:y="20.177cm">
          <text:p text:style-name="P3">M-S Mix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429cm" svg:height="1.016cm" svg:x="6.334cm" svg:y="23.987cm">
          <text:p text:style-name="P2">Lattic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24.495cm" svg:x2="11.287cm" svg:y2="24.495cm">
          <text:p/>
        </draw:line>
        <draw:line draw:style-name="gr1" draw:text-style-name="P1" draw:layer="layout" svg:x1="4.81cm" svg:y1="24.495cm" svg:x2="6.334cm" svg:y2="24.495cm">
          <text:p/>
        </draw:line>
        <draw:line draw:style-name="gr1" draw:text-style-name="P1" draw:layer="layout" svg:x1="6.842cm" svg:y1="23.987cm" svg:x2="6.842cm" svg:y2="21.193cm">
          <text:p/>
        </draw:line>
        <draw:line draw:style-name="gr1" draw:text-style-name="P1" draw:layer="layout" svg:x1="9.255cm" svg:y1="21.193cm" svg:x2="9.255cm" svg:y2="23.987cm">
          <text:p/>
        </draw:line>
        <draw:custom-shape draw:style-name="gr7" draw:text-style-name="P3" draw:layer="layout" svg:width="0.762cm" svg:height="0.762cm" draw:transform="rotate (-3.14159265358979) translate (9.636cm 22.9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762cm" svg:height="0.762cm" svg:x="6.461cm" svg:y="22.2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56cm" svg:height="0.878cm" svg:x="7.314cm" svg:y="22.093cm">
          <draw:text-box>
            <text:p>Cross</text:p>
          </draw:text-box>
        </draw:frame>
        <draw:frame draw:style-name="gr6" draw:text-style-name="P5" draw:layer="layout" svg:width="2.83cm" svg:height="0.878cm" svg:x="2.07cm" svg:y="23.998cm">
          <draw:text-box>
            <text:p>Input Right</text:p>
          </draw:text-box>
        </draw:frame>
        <draw:line draw:style-name="gr1" draw:text-style-name="P1" draw:layer="layout" svg:x1="14.843cm" svg:y1="20.685cm" svg:x2="16.24cm" svg:y2="20.685cm">
          <text:p/>
        </draw:line>
        <draw:line draw:style-name="gr1" draw:text-style-name="P1" draw:layer="layout" svg:x1="14.843cm" svg:y1="24.495cm" svg:x2="16.24cm" svg:y2="24.495cm">
          <text:p/>
        </draw:line>
        <draw:frame draw:style-name="gr6" draw:text-style-name="P5" draw:layer="layout" svg:width="2.83cm" svg:height="0.878cm" svg:x="16.119cm" svg:y="20.188cm">
          <draw:text-box>
            <text:p>Output Left</text:p>
          </draw:text-box>
        </draw:frame>
        <draw:frame draw:style-name="gr6" draw:text-style-name="P5" draw:layer="layout" svg:width="2.619cm" svg:height="0.878cm" svg:x="2.07cm" svg:y="20.188cm">
          <draw:text-box>
            <text:p>Input Left</text:p>
          </draw:text-box>
        </draw:frame>
        <draw:frame draw:style-name="gr6" draw:text-style-name="P5" draw:layer="layout" svg:width="3.042cm" svg:height="0.878cm" svg:x="16.119cm" svg:y="23.998cm">
          <draw:text-box>
            <text:p>Output Right</text:p>
          </draw:text-box>
        </draw:frame>
        <draw:frame draw:style-name="gr6" draw:text-style-name="P8" draw:layer="layout" svg:width="3.702cm" svg:height="0.772cm" svg:x="5.299cm" svg:y="17.373cm">
          <draw:text-box>
            <text:p><text:span text:style-name="T2">LFO Lowpass Cutoff</text:span></text:p>
          </draw:text-box>
        </draw:frame>
      </draw:page>
      <draw:page draw:name="page2" draw:style-name="dp1" draw:master-page-name="Default">
        <draw:custom-shape draw:style-name="gr2" draw:text-style-name="P2" xml:id="id32" draw:id="id32" draw:layer="layout" svg:width="2.032cm" svg:height="1.016cm" svg:x="7.604cm" svg:y="3.5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032cm" svg:height="1.016cm" svg:x="7.604cm" svg:y="8.62cm">
          <text:p text:style-name="P2">All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0.558cm" svg:y1="9.128cm" svg:x2="21.961cm" svg:y2="9.128cm" draw:start-shape="id27" draw:start-glue-point="1" draw:end-shape="id28" draw:end-glue-point="6" svg:d="M20558 9128h1403" svg:viewBox="0 0 1404 1">
          <text:p/>
        </draw:connector>
        <draw:custom-shape draw:style-name="gr7" draw:text-style-name="P3" xml:id="id29" draw:id="id29" draw:layer="layout" svg:width="0.762cm" svg:height="0.762cm" draw:transform="rotate (1.5707963267949) translate (13.457cm 12.8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svg:x1="22.088cm" svg:y1="9.255cm" svg:x2="14.219cm" svg:y2="12.43cm" draw:start-shape="id28" draw:start-glue-point="8" draw:end-shape="id29" draw:end-glue-point="7" svg:d="M22088 9255v3175h-7869" svg:viewBox="0 0 7870 3176">
          <text:p/>
        </draw:connector>
        <draw:connector draw:style-name="gr1" draw:text-style-name="P1" draw:layer="layout" svg:x1="6.467cm" svg:y1="9.128cm" svg:x2="7.604cm" svg:y2="9.128cm" draw:start-shape="id30" draw:start-glue-point="1" draw:end-shape="id31" draw:end-glue-point="3" svg:d="M6467 9128h1137" svg:viewBox="0 0 1138 1">
          <text:p/>
        </draw:connector>
        <draw:connector draw:style-name="gr10" draw:text-style-name="P1" draw:layer="layout" svg:x1="8.62cm" svg:y1="4.556cm" svg:x2="8.62cm" svg:y2="5.445cm" draw:start-shape="id32" draw:start-glue-point="2" draw:end-shape="id33" draw:end-glue-point="4" svg:d="M8620 4556v889" svg:viewBox="0 0 1 890">
          <text:p/>
        </draw:connector>
        <draw:custom-shape draw:style-name="gr2" draw:text-style-name="P2" xml:id="id27" draw:id="id27" draw:layer="layout" svg:width="2.032cm" svg:height="1.016cm" svg:x="18.526cm" svg:y="8.62cm">
          <text:p text:style-name="P2">Allpas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335cm" svg:y1="9.128cm" svg:x2="15.224cm" svg:y2="9.128cm">
          <text:p/>
        </draw:line>
        <draw:line draw:style-name="gr4" draw:text-style-name="P1" draw:layer="layout" svg:x1="12.811cm" svg:y1="9.128cm" svg:x2="13.192cm" svg:y2="9.128cm">
          <text:p/>
        </draw:line>
        <draw:frame draw:style-name="gr14" draw:text-style-name="P10" draw:layer="layout" svg:width="1.137cm" svg:height="0.878cm" svg:x="13.198cm" svg:y="8.758cm">
          <draw:text-box>
            <text:p>...</text:p>
          </draw:text-box>
        </draw:frame>
        <draw:custom-shape draw:style-name="gr15" draw:text-style-name="P1" draw:layer="layout" svg:width="0.381cm" svg:height="12.948cm" draw:transform="rotate (1.5707963267949) translate (7.61cm 10.271cm)">
          <text:p/>
          <draw:enhanced-geometry svg:viewBox="0 0 21600 21600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1" draw:layer="layout" svg:width="1.467cm" svg:height="0.721cm" svg:x="13.446cm" svg:y="10.271cm">
          <draw:text-box>
            <text:p><text:span text:style-name="T3">Stage</text:span></text:p>
          </draw:text-box>
        </draw:frame>
        <draw:custom-shape draw:style-name="gr5" draw:text-style-name="P4" xml:id="id28" draw:id="id28" draw:layer="layout" svg:width="0.254cm" svg:height="0.254cm" svg:x="21.96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0" draw:id="id30">
          <draw:custom-shape draw:style-name="gr3" draw:text-style-name="P3" draw:layer="layout" svg:width="0.762cm" svg:height="0.762cm" svg:x="5.70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832cm" svg:y1="9.128cm" svg:x2="6.34cm" svg:y2="9.128cm">
            <text:p/>
          </draw:line>
          <draw:line draw:style-name="gr4" draw:text-style-name="P1" draw:layer="layout" svg:x1="6.086cm" svg:y1="8.874cm" svg:x2="6.086cm" svg:y2="9.382cm">
            <text:p/>
          </draw:line>
        </draw:g>
        <draw:connector draw:style-name="gr1" draw:text-style-name="P1" draw:layer="layout" svg:x1="13.457cm" svg:y1="12.43cm" svg:x2="6.086cm" svg:y2="9.509cm" draw:start-shape="id29" draw:start-glue-point="4" draw:end-shape="id30" draw:end-glue-point="2" svg:d="M13457 12430h-7371v-2921" svg:viewBox="0 0 7372 2922">
          <text:p/>
        </draw:connector>
        <draw:frame draw:style-name="gr17" draw:text-style-name="P11" draw:layer="layout" svg:width="1.789cm" svg:height="0.721cm" svg:x="13.065cm" svg:y="12.811cm">
          <draw:text-box>
            <text:p><text:span text:style-name="T3">Feedback</text:span></text:p>
          </draw:text-box>
        </draw:frame>
        <draw:custom-shape draw:style-name="gr5" draw:text-style-name="P4" xml:id="id33" draw:id="id33" draw:layer="layout" svg:width="0.254cm" svg:height="0.254cm" svg:x="8.49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8.62cm" svg:y1="5.699cm" svg:x2="8.62cm" svg:y2="8.62cm" draw:start-shape="id33" draw:start-glue-point="8" draw:end-shape="id31" draw:end-glue-point="0" svg:d="M8620 5699v2921" svg:viewBox="0 0 1 2922">
          <text:p/>
        </draw:connector>
        <draw:line draw:style-name="gr4" draw:text-style-name="P1" draw:layer="layout" svg:x1="8.62cm" svg:y1="5.572cm" svg:x2="13.192cm" svg:y2="5.572cm">
          <text:p/>
        </draw:line>
        <draw:frame draw:style-name="gr14" draw:text-style-name="P10" draw:layer="layout" svg:width="1.137cm" svg:height="0.878cm" svg:x="13.198cm" svg:y="5.191cm">
          <draw:text-box>
            <text:p>...</text:p>
          </draw:text-box>
        </draw:frame>
        <draw:line draw:style-name="gr10" draw:text-style-name="P1" draw:layer="layout" svg:x1="14.335cm" svg:y1="5.572cm" svg:x2="16.24cm" svg:y2="5.572cm">
          <text:p/>
        </draw:line>
        <draw:line draw:style-name="gr1" draw:text-style-name="P1" draw:layer="layout" svg:x1="16.24cm" svg:y1="5.572cm" svg:x2="16.24cm" svg:y2="8.62cm">
          <text:p/>
        </draw:line>
        <draw:line draw:style-name="gr1" draw:text-style-name="P1" draw:layer="layout" svg:x1="22.215cm" svg:y1="9.128cm" svg:x2="23.231cm" svg:y2="9.128cm">
          <text:p/>
        </draw:line>
        <draw:frame draw:style-name="gr18" draw:text-style-name="P10" draw:layer="layout" svg:width="1.772cm" svg:height="0.878cm" svg:x="23.231cm" svg:y="8.631cm">
          <draw:text-box>
            <text:p>Output</text:p>
          </draw:text-box>
        </draw:frame>
        <draw:frame draw:style-name="gr19" draw:text-style-name="P11" draw:layer="layout" svg:width="9.511cm" svg:height="1.191cm" svg:x="15.526cm" svg:y="3.286cm">
          <draw:text-box>
            <text:p><text:span text:style-name="T4">LFO Output: Freq / (1 + index * </text:span><text:span text:style-name="T3">Spread) + Min</text:span></text:p>
            <text:p><text:span text:style-name="T3">LFO Phase : (L/R Offset) + index * (Cas. Offset) + Phase</text:span></text:p>
          </draw:text-box>
        </draw:frame>
        <draw:line draw:style-name="gr1" draw:text-style-name="P1" draw:layer="layout" svg:x1="4.181cm" svg:y1="9.128cm" svg:x2="5.705cm" svg:y2="9.128cm">
          <text:p/>
        </draw:line>
        <draw:frame draw:style-name="gr18" draw:text-style-name="P10" draw:layer="layout" svg:width="1.772cm" svg:height="0.878cm" svg:x="2.657cm" svg:y="8.62cm">
          <draw:text-box>
            <text:p>Input</text:p>
          </draw:text-box>
        </draw:frame>
        <draw:custom-shape draw:style-name="gr2" draw:text-style-name="P2" xml:id="id36" draw:id="id36" draw:layer="layout" svg:width="2.032cm" svg:height="1.016cm" svg:x="10.779cm" svg:y="3.5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032cm" svg:height="1.016cm" svg:x="10.779cm" svg:y="8.62cm">
          <text:p text:style-name="P2">Allpass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2.032cm" svg:height="1.016cm" svg:x="15.224cm" svg:y="8.62cm">
          <text:p text:style-name="P2">Allpass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256cm" svg:y1="9.128cm" svg:x2="18.526cm" svg:y2="9.128cm" draw:start-shape="id34" draw:start-glue-point="1" draw:end-shape="id27" svg:d="M17256 9128h1270" svg:viewBox="0 0 1271 1">
          <text:p/>
        </draw:connector>
        <draw:connector draw:style-name="gr1" draw:text-style-name="P1" draw:layer="layout" svg:x1="9.636cm" svg:y1="9.128cm" svg:x2="10.779cm" svg:y2="9.128cm" draw:start-shape="id31" draw:start-glue-point="1" draw:end-shape="id35" draw:end-glue-point="3" svg:d="M9636 9128h1143" svg:viewBox="0 0 1144 1">
          <text:p/>
        </draw:connector>
        <draw:frame draw:style-name="gr14" draw:text-style-name="P10" draw:layer="layout" svg:width="1.137cm" svg:height="0.878cm" svg:x="13.198cm" svg:y="3.54cm">
          <draw:text-box>
            <text:p>...</text:p>
          </draw:text-box>
        </draw:frame>
        <draw:custom-shape draw:style-name="gr20" draw:text-style-name="P1" draw:layer="layout" svg:width="0.381cm" svg:height="7.239cm" draw:transform="rotate (-1.5707963267949) translate (14.843cm 3.032cm)">
          <text:p/>
          <draw:enhanced-geometry svg:viewBox="0 0 21600 21600" draw:mirror-horizontal="false" draw:mirror-vertical="false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1" draw:layer="layout" svg:width="1.467cm" svg:height="0.721cm" svg:x="10.836cm" svg:y="2.311cm">
          <draw:text-box>
            <text:p><text:span text:style-name="T3">16</text:span></text:p>
          </draw:text-box>
        </draw:frame>
        <draw:custom-shape draw:style-name="gr5" draw:text-style-name="P4" xml:id="id37" draw:id="id37" draw:layer="layout" svg:width="0.254cm" svg:height="0.254cm" svg:x="11.66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1.795cm" svg:y1="4.556cm" svg:x2="11.795cm" svg:y2="6.334cm" draw:start-shape="id36" draw:start-glue-point="2" draw:end-shape="id37" draw:end-glue-point="4" svg:d="M11795 4556v1778" svg:viewBox="0 0 1 1779">
          <text:p/>
        </draw:connector>
        <draw:connector draw:style-name="gr1" draw:text-style-name="P1" draw:layer="layout" svg:x1="11.795cm" svg:y1="6.588cm" svg:x2="11.795cm" svg:y2="8.62cm" draw:start-shape="id37" draw:start-glue-point="8" draw:end-shape="id35" draw:end-glue-point="0" svg:d="M11795 6588v2032" svg:viewBox="0 0 1 2033">
          <text:p/>
        </draw:connector>
        <draw:line draw:style-name="gr4" draw:text-style-name="P1" draw:layer="layout" svg:x1="11.795cm" svg:y1="6.461cm" svg:x2="13.192cm" svg:y2="6.461cm">
          <text:p/>
        </draw:line>
        <draw:frame draw:style-name="gr14" draw:text-style-name="P10" draw:layer="layout" svg:width="1.137cm" svg:height="0.878cm" svg:x="13.192cm" svg:y="5.953cm">
          <draw:text-box>
            <text:p>...</text:p>
          </draw:text-box>
        </draw:frame>
        <draw:line draw:style-name="gr10" draw:text-style-name="P1" draw:layer="layout" svg:x1="14.335cm" svg:y1="6.461cm" svg:x2="19.542cm" svg:y2="6.461cm">
          <text:p/>
        </draw:line>
        <draw:line draw:style-name="gr1" draw:text-style-name="P1" draw:layer="layout" svg:x1="19.542cm" svg:y1="6.461cm" svg:x2="19.542cm" svg:y2="8.6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4T16:10:28.085000000</meta:creation-date>
    <meta:editing-duration>PT50M19S</meta:editing-duration>
    <meta:editing-cycles>100</meta:editing-cycles>
    <meta:generator>LibreOffice/6.3.4.2$Windows_X86_64 LibreOffice_project/60da17e045e08f1793c57c00ba83cdfce946d0aa</meta:generator>
    <dc:title>A4_Landscape</dc:title>
    <dc:date>2020-05-14T15:48:53.097000000</dc:date>
    <meta:document-statistic meta:object-count="211"/>
    <meta:template xlink:type="simple" xlink:actuate="onRequest" xlink:title="A4_Landscape" xlink:href="../../AppData/Roaming/LibreOffice/4/user/template/A4_Landscape.otg" meta:date="2020-01-24T16:10:27.922000000"/>
  </office:meta>
</office:document-meta>
</file>